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B. H. Hartogens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pril 25, 1893</text:p>
      <text:p text:style-name="P4">Month<text:tab/><text:tab/><text:tab/><text:tab/><text:tab/><text:tab/>April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Baltimore</text:p>
      <text:p text:style-name="P4">State<text:tab/><text:tab/><text:tab/><text:tab/><text:tab/><text:tab/>MD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Office of BALTIMORE AMERICAN,/</text:p>
      <text:p text:style-name="P2">Cor. South and Baltimore Sts., 4[/ inserted by author]25[/ inserted by author]93/</text:p>
      <text:p text:style-name="P2">BALTIMORE, MD./</text:p>
      <text:p text:style-name="P2">Dear Dr Morais/</text:p>
      <text:p text:style-name="P2"><text:tab/>I rejoice at the heartiness with which/ the many congratulations of the press are showered/ upon you on the present happy occasion; and/ yet I am sure that no tribute to your own/ lofty ideals to the outward expressions of your own/ grand character, the many proud achievements for/ true Judaism and the multitude of your sacrifices/--that no words have done you full justice./</text:p>
      <text:p text:style-name="P2"><text:tab/>It is my sincere wish that you may be spared/ many more years and that your activity for the/ "glory of God and Truth" will be even more fruitful/ of good results than they have been in the past./</text:p>
      <text:p text:style-name="P2"><text:tab/>Please convey my kindest regards to your son and/ to the rest of your family/</text:p>
      <text:p text:style-name="P2"><text:tab/>I am/ Yours Truly/ B H Hartogens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26:16.27</meta:creation-date>
    <dc:date>2011-12-08T13:29:51.51</dc:date>
    <dc:creator>Penn Libraries</dc:creator>
    <meta:editing-duration>PT00H03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312" meta:character-count="2095"/>
  </office:meta>
</office:document-meta>
</file>